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2025-01-13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144" calcext:value-type="float">
            <text:p>53.4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2024-01-11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2023-01-27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004" calcext:value-type="float">
            <text:p>49.85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2022-02-11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9488" calcext:value-type="float">
            <text:p>47.71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2021-02-10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6168" calcext:value-type="float">
            <text:p>47.82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2020-01-24 20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2019-02-08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224" calcext:value-type="float">
            <text:p>48.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2018-01-03 1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1864" calcext:value-type="float">
            <text:p>48.4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2017-01-27 15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5912" calcext:value-type="float">
            <text:p>48.8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2016-01-05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9556" calcext:value-type="float">
            <text:p>48.29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2014-12-04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0584" calcext:value-type="float">
            <text:p>49.63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2013-12-19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1496" calcext:value-type="float">
            <text:p>50.8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2013-01-22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9736" calcext:value-type="float">
            <text:p>51.98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2011-12-20 20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5408" calcext:value-type="float">
            <text:p>53.17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2011-01-04 21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4072" calcext:value-type="float">
            <text:p>49.34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2010-01-08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8392" calcext:value-type="float">
            <text:p>49.61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2009-01-14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1736" calcext:value-type="float">
            <text:p>48.9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2008-01-30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0464" calcext:value-type="float">
            <text:p>48.6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2007-02-06 20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9056" calcext:value-type="float">
            <text:p>50.35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2006-01-09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3124" calcext:value-type="float">
            <text:p>51.83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2005-01-26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1904" calcext:value-type="float">
            <text:p>52.57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2004-02-12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3272" calcext:value-type="float">
            <text:p>54.37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2003-01-03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324" calcext:value-type="float">
            <text:p>56.40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2002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0216" calcext:value-type="float">
            <text:p>59.64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2001-02-14 18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6688" calcext:value-type="float">
            <text:p>59.60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1999-0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86" calcext:value-type="float">
            <text:p>68.80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1998-0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872" calcext:value-type="float">
            <text:p>62.1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1997-0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956" calcext:value-type="float">
            <text:p>72.67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1996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49024" calcext:value-type="float">
            <text:p>75.24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1995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1544" calcext:value-type="float">
            <text:p>76.3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1994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21408" calcext:value-type="float">
            <text:p>78.3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1993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7008" calcext:value-type="float">
            <text:p>77.4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1992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9144" calcext:value-type="float">
            <text:p>80.0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1991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11696" calcext:value-type="float">
            <text:p>82.91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1990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856" calcext:value-type="float">
            <text:p>83.7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1989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5216" calcext:value-type="float">
            <text:p>82.0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1988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8264" calcext:value-type="float">
            <text:p>82.0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1987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476" calcext:value-type="float">
            <text:p>83.8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1986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8576" calcext:value-type="float">
            <text:p>84.61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1985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818" calcext:value-type="float">
            <text:p>82.9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1984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7864" calcext:value-type="float">
            <text:p>88.1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1983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65152" calcext:value-type="float">
            <text:p>88.46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1982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1768" calcext:value-type="float">
            <text:p>88.8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1982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5984" calcext:value-type="float">
            <text:p>89.02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1981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24944" calcext:value-type="float">
            <text:p>88.32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1981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04" calcext:value-type="float">
            <text:p>90.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1981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5296" calcext:value-type="float">
            <text:p>88.4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1981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" calcext:value-type="float">
            <text:p>87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1981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3624" calcext:value-type="float">
            <text:p>89.19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1980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1984" calcext:value-type="float">
            <text:p>87.5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1980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7704" calcext:value-type="float">
            <text:p>87.54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1980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5184" calcext:value-type="float">
            <text:p>86.43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1980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4896" calcext:value-type="float">
            <text:p>89.46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1979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98" calcext:value-type="float">
            <text:p>89.8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1979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82344" calcext:value-type="float">
            <text:p>90.38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1979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58744" calcext:value-type="float">
            <text:p>92.05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1979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68216" calcext:value-type="float">
            <text:p>93.16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1979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96232" calcext:value-type="float">
            <text:p>93.29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1979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9908" calcext:value-type="float">
            <text:p>91.69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1978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95264" calcext:value-type="float">
            <text:p>94.69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1978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2944" calcext:value-type="float">
            <text:p>95.18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1978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0688" calcext:value-type="float">
            <text:p>95.42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1978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04736" calcext:value-type="float">
            <text:p>95.80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1978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34304" calcext:value-type="float">
            <text:p>94.63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1977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0672" calcext:value-type="float">
            <text:p>107.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1976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09312" calcext:value-type="float">
            <text:p>106.50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1976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9144" calcext:value-type="float">
            <text:p>106.68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1976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3724" calcext:value-type="float">
            <text:p>99.83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1976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5488" calcext:value-type="float">
            <text:p>107.15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1975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87064" calcext:value-type="float">
            <text:p>105.28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1974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4096" calcext:value-type="float">
            <text:p>106.7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1973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55216" calcext:value-type="float">
            <text:p>103.45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1972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99112" calcext:value-type="float">
            <text:p>101.09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1971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96" calcext:value-type="float">
            <text:p>99.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803095105701</text:p>
          </table:table-cell>
          <table:table-cell office:value-type="string" calcext:value-type="string">
            <text:p>1968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48" calcext:value-type="float">
            <text:p>99.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11" meta:object-count="0"/>
    <meta:user-defined meta:name="AppVersion">3.0</meta:user-defined>
  </office:meta>
</office:document-meta>
</file>